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698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2.5465in"/>
    </style:style>
    <style:style style:name="co7" style:family="table-column">
      <style:table-column-properties fo:break-before="auto" style:column-width="0.6563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>
            <text:p>ANO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MUNICIPIO</text:p>
          </table:table-cell>
          <table:table-cell table:style-name="ce3" office:value-type="string">
            <text:p>LOCALIDAD</text:p>
          </table:table-cell>
          <table:table-cell table:style-name="ce3" office:value-type="string">
            <text:p>NUMERO DE SOLICITUDES INGRESADAS</text:p>
          </table:table-cell>
          <table:table-cell table:style-name="ce3" office:value-type="string">
            <text:p>NÚMERO DE APOYOS OTORGADOS</text:p>
          </table:table-cell>
          <table:table-cell table:style-name="ce3" office:value-type="string">
            <text:p>MONTO APOYADO</text:p>
          </table:table-cell>
          <table:table-cell table:style-name="ce1"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number-columns-repeated="2" table:style-name="ce4" office:value-type="string">
            <text:p>ENSENADA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.27">
            <text:p>3.27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 SUR</text:p>
          </table:table-cell>
          <table:table-cell table:number-columns-repeated="2" table:style-name="ce4" office:value-type="string">
            <text:p>LA PAZ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number-columns-repeated="3" table:style-name="ce4" office:value-type="string">
            <text:p>CAMPECHE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.57">
            <text:p>8.57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NAYARIT</text:p>
          </table:table-cell>
          <table:table-cell table:number-columns-repeated="2" table:style-name="ce4" office:value-type="string">
            <text:p>TEPIC</text:p>
          </table:table-cell>
          <table:table-cell table:number-columns-repeated="2"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OAXACA</text:p>
          </table:table-cell>
          <table:table-cell table:number-columns-repeated="2" table:style-name="ce4" office:value-type="string">
            <text:p>SALINA CRU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QUINTANA ROO</text:p>
          </table:table-cell>
          <table:table-cell table:style-name="ce4" office:value-type="string">
            <text:p>BENITO JUÁREZ</text:p>
          </table:table-cell>
          <table:table-cell table:style-name="ce4" office:value-type="string">
            <text:p>CANCÚ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number-columns-repeated="2" table:style-name="ce4" office:value-type="string">
            <text:p>MAZATLAN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74.59">
            <text:p>74.59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number-columns-repeated="2" table:style-name="ce4" office:value-type="string">
            <text:p>GUASAVE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2.13">
            <text:p>2.13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AHOME</text:p>
          </table:table-cell>
          <table:table-cell table:style-name="ce4" office:value-type="string">
            <text:p>TOPOLOBAMPO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.67">
            <text:p>6.67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number-columns-repeated="2" table:style-name="ce4" office:value-type="string">
            <text:p>GUAYMAS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59.21">
            <text:p>59.21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number-columns-repeated="2" table:style-name="ce4" office:value-type="string">
            <text:p>PUERTO PEÑASCO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8.59">
            <text:p>38.59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number-columns-repeated="2" table:style-name="ce4" office:value-type="string">
            <text:p>CIUDAD OBREGON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number-columns-repeated="2" table:style-name="ce4" office:value-type="string">
            <text:p>VILLA HERMOSA</text:p>
          </table:table-cell>
          <table:table-cell table:number-columns-repeated="2" office:value-type="float" office:value="9">
            <text:p>9</text:p>
          </table:table-cell>
          <table:table-cell office:value-type="float" office:value="5.72">
            <text:p>5.72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number-columns-repeated="2" table:style-name="ce4" office:value-type="string">
            <text:p>TAMPICO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2.68">
            <text:p>22.68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number-columns-repeated="3" table:style-name="ce4" office:value-type="string">
            <text:p>VERACRUZ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.95">
            <text:p>2.95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number-columns-repeated="2" table:style-name="ce4" office:value-type="string">
            <text:p>MERIDA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28.54">
            <text:p>28.54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BAJA CALIFORNIA</text:p>
          </table:table-cell>
          <table:table-cell table:number-columns-repeated="2" table:style-name="ce4" office:value-type="string">
            <text:p>ENSENADA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.12">
            <text:p>8.12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BAJA CALIFORNIA</text:p>
          </table:table-cell>
          <table:table-cell table:number-columns-repeated="2" table:style-name="ce4" office:value-type="string">
            <text:p>SAN FELIP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BAJA CALIFORNIA SUR</text:p>
          </table:table-cell>
          <table:table-cell table:number-columns-repeated="2" table:style-name="ce4" office:value-type="string">
            <text:p>LA PAZ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table:number-columns-repeated="3" table:style-name="ce4" office:value-type="string">
            <text:p>CAMPECHE</text:p>
          </table:table-cell>
          <table:table-cell table:number-columns-repeated="2" office:value-type="float" office:value="18">
            <text:p>18</text:p>
          </table:table-cell>
          <table:table-cell office:value-type="float" office:value="7.14">
            <text:p>7.14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CAMPECHE</text:p>
          </table:table-cell>
          <table:table-cell table:number-columns-repeated="2" table:style-name="ce4" office:value-type="string">
            <text:p>EL CARM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COLIMA</text:p>
          </table:table-cell>
          <table:table-cell table:number-columns-repeated="2" table:style-name="ce4" office:value-type="string">
            <text:p>MANZANILLO</text:p>
          </table:table-cell>
          <table:table-cell table:number-columns-repeated="2"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NAYARIT</text:p>
          </table:table-cell>
          <table:table-cell table:number-columns-repeated="2" table:style-name="ce4" office:value-type="string">
            <text:p>TEPIC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OAXACA</text:p>
          </table:table-cell>
          <table:table-cell table:number-columns-repeated="2" table:style-name="ce4" office:value-type="string">
            <text:p>SALINA CRUZ</text:p>
          </table:table-cell>
          <table:table-cell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office:value-type="float" office:value="3.51">
            <text:p>3.51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QUINTANA ROO</text:p>
          </table:table-cell>
          <table:table-cell table:style-name="ce4" office:value-type="string">
            <text:p>BENITO JUÁREZ</text:p>
          </table:table-cell>
          <table:table-cell table:style-name="ce4" office:value-type="string">
            <text:p>CANCÚN</text:p>
          </table:table-cell>
          <table:table-cell table:number-columns-repeated="2" office:value-type="float" office:value="1">
            <text:p>1</text:p>
          </table:table-cell>
          <table:table-cell office:value-type="float" office:value="0.77">
            <text:p>0.77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SINALOA</text:p>
          </table:table-cell>
          <table:table-cell table:number-columns-repeated="2" table:style-name="ce4" office:value-type="string">
            <text:p>MAZATLAN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102.77">
            <text:p>102.77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SINALOA</text:p>
          </table:table-cell>
          <table:table-cell table:number-columns-repeated="2" table:style-name="ce4" office:value-type="string">
            <text:p>GUASAVE</text:p>
          </table:table-cell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AHOME</text:p>
          </table:table-cell>
          <table:table-cell table:style-name="ce4" office:value-type="string">
            <text:p>TOPOLOBAMPO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7.74">
            <text:p>17.74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SONORA</text:p>
          </table:table-cell>
          <table:table-cell table:number-columns-repeated="2" table:style-name="ce4" office:value-type="string">
            <text:p>GUAYMAS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78.17">
            <text:p>78.17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SONORA</text:p>
          </table:table-cell>
          <table:table-cell table:number-columns-repeated="2" table:style-name="ce4" office:value-type="string">
            <text:p>PUERTO PEÑASCO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77.5">
            <text:p>77.5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SONORA</text:p>
          </table:table-cell>
          <table:table-cell table:number-columns-repeated="2" table:style-name="ce4" office:value-type="string">
            <text:p>HUATABAMP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75">
            <text:p>4.75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TABASCO</text:p>
          </table:table-cell>
          <table:table-cell table:number-columns-repeated="2" table:style-name="ce4" office:value-type="string">
            <text:p>VILLA HERMOSA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TAMAULIPAS</text:p>
          </table:table-cell>
          <table:table-cell table:number-columns-repeated="2" table:style-name="ce4" office:value-type="string">
            <text:p>TAMPICO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.09">
            <text:p>29.09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VERACRUZ</text:p>
          </table:table-cell>
          <table:table-cell table:number-columns-repeated="2" table:style-name="ce4" office:value-type="string">
            <text:p>ALVARADO</text:p>
          </table:table-cell>
          <table:table-cell table:number-columns-repeated="2" office:value-type="float" office:value="13">
            <text:p>13</text:p>
          </table:table-cell>
          <table:table-cell office:value-type="float" office:value="10.76">
            <text:p>10.76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VERACRUZ</text:p>
          </table:table-cell>
          <table:table-cell table:number-columns-repeated="2" table:style-name="ce4" office:value-type="string">
            <text:p>TUXPAN</text:p>
          </table:table-cell>
          <table:table-cell table:number-columns-repeated="2" office:value-type="float" office:value="4">
            <text:p>4</text:p>
          </table:table-cell>
          <table:table-cell office:value-type="float" office:value="11.38">
            <text:p>11.38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table:number-columns-repeated="3" table:style-name="ce4" office:value-type="string">
            <text:p>VERACRUZ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string">
            <text:p>YUCATAN</text:p>
          </table:table-cell>
          <table:table-cell table:number-columns-repeated="2" table:style-name="ce4" office:value-type="string">
            <text:p>PROGRESO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3.53">
            <text:p>13.53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" number:min-integer-digits="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4/09/2017</text:date>, <text:time>18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4-09T18:55:47</dc:date>
    <dc:creator>Gabriela Rodriguez Beron</dc:creator>
    <meta:editing-duration>PT10M1S</meta:editing-duration>
    <meta:editing-cycles>2</meta:editing-cycles>
    <meta:document-statistic meta:table-count="1" meta:cell-count="256" meta:object-count="0"/>
  </office:meta>
</office:document-meta>
</file>